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ProcessingPipeline.cacheResults( Environment environment ,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chingProcessingPipeline.newComponentCacheKey( int type , String rol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rocessingPipeline.connectCachingPipeline( Environment environm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1">
            <text:p text:style-name="Table_20_Contents"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